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神经网络相关的学习计划</text:p>
      <text:p text:style-name="P1">第1-2个月：初等数学与微积分 + 基础Python与神经网络入门</text:p>
      <text:p text:style-name="Standard"/>
      <text:p text:style-name="Standard"><text:s text:c="4"/>Python编程基础</text:p>
      <text:p text:style-name="Standard"><text:s text:c="8"/>学习内容：</text:p>
      <text:p text:style-name="Standard"><text:s text:c="12"/>Python的基本语法：变量、数据类型、控制结构、函数、文件操作等。</text:p>
      <text:p text:style-name="Standard"><text:s text:c="12"/>学习使用Python进行简单的计算和数据处理，熟悉常用的库如NumPy（用于矩阵和向量运算）。</text:p>
      <text:p text:style-name="Standard"><text:s text:c="8"/>推荐资源：</text:p>
      <text:p text:style-name="Standard"><text:s text:c="12"/>《Python编程：从入门到实践》</text:p>
      <text:p text:style-name="Standard"><text:s text:c="12"/>Codecademy、Real Python网站的基础教程</text:p>
      <text:p text:style-name="Standard"/>
      <text:p text:style-name="Standard"><text:s text:c="4"/>神经网络基础概念</text:p>
      <text:p text:style-name="Standard"><text:s text:c="8"/>学习内容：</text:p>
      <text:p text:style-name="Standard"><text:s text:c="12"/>什么是神经网络：基本原理、神经元、权重、偏置等概念。</text:p>
      <text:p text:style-name="Standard"><text:s text:c="12"/>理解前馈神经网络（Feedforward Neural Networks）的工作原理。</text:p>
      <text:p text:style-name="Standard"><text:s text:c="12"/>初步学习使用TensorFlow搭建简单的神经网络。</text:p>
      <text:p text:style-name="Standard"><text:s text:c="8"/>推荐资源：</text:p>
      <text:p text:style-name="Standard"><text:s text:c="12"/>《神经网络与深度学习》（Neural Networks and Deep Learning）</text:p>
      <text:p text:style-name="Standard"><text:s text:c="12"/>Coursera课程：Deep Learning Specialization by Andrew Ng</text:p>
      <text:p text:style-name="Standard"><text:s text:c="12"/>TensorFlow官方教程：https://www.tensorflow.org/tutorials</text:p>
      <text:p text:style-name="Standard"/>
      <text:p text:style-name="P1">第3-4个月：线性代数 + 神经网络实现与Python进阶</text:p>
      <text:p text:style-name="Standard"/>
      <text:p text:style-name="Standard"><text:s text:c="4"/>Python进阶与TensorFlow实战</text:p>
      <text:p text:style-name="Standard"><text:s text:c="8"/>学习内容：</text:p>
      <text:p text:style-name="Standard"><text:s text:c="12"/>学习如何在Python中使用Pandas进行数据处理，使用Matplotlib和Seaborn进行数据可视化。</text:p>
      <text:p text:style-name="Standard"><text:s text:c="12"/>熟练掌握TensorFlow，通过简单数据集（如MNIST手写数字识别）训练神经网络。</text:p>
      <text:p text:style-name="Standard"><text:s text:c="12"/>理解如何设计网络结构、配置损失函数和优化器。</text:p>
      <text:p text:style-name="Standard"><text:s text:c="8"/>推荐资源：</text:p>
      <text:p text:style-name="Standard"><text:s text:c="12"/>TensorFlow官方教程的实战部分：https://www.tensorflow.org/tutorials/keras/classification</text:p>
      <text:p text:style-name="Standard"><text:s text:c="12"/>Python中的数据分析与可视化库使用指南（Kaggle、Jupyter Notebook）</text:p>
      <text:p text:style-name="Standard"/>
      <text:p text:style-name="Standard"><text:s text:c="4"/>深入理解神经网络模型</text:p>
      <text:p text:style-name="Standard"><text:s text:c="8"/>学习内容：</text:p>
      <text:p text:style-name="Standard"><text:s text:c="12"/>理解神经网络中的反向传播算法与梯度下降算法。</text:p>
      <text:p text:style-name="Standard"><text:s text:c="12"/>通过不同的激活函数（如ReLU、Sigmoid）来改进神经网络。</text:p>
      <text:p text:style-name="Standard"><text:s text:c="12"/>学习调参方法，比如如何调整学习率、批次大小（batch size）等。</text:p>
      <text:p text:style-name="Standard"><text:s text:c="8"/>推荐资源：</text:p>
      <text:p text:style-name="Standard"><text:s text:c="12"/>《深度学习》（Goodfellow 等）中的相关章节</text:p>
      <text:p text:style-name="Standard"><text:s text:c="12"/>Kaggle的初学者项目：训练分类器</text:p>
      <text:p text:style-name="Standard"/>
      <text:p text:style-name="P1">第5-6个月：概率与统计 + 神经网络优化与Python应用</text:p>
      <text:p text:style-name="Standard"/>
      <text:p text:style-name="Standard"><text:s text:c="4"/>高级TensorFlow与模型优化</text:p>
      <text:p text:style-name="Standard"><text:s text:c="8"/>学习内容：</text:p>
      <text:p text:style-name="Standard"><text:s text:c="12"/>掌握更多优化算法（如Adam、RMSprop）的原理和实现。</text:p>
      <text:p text:style-name="Standard"><text:s text:c="12"/>了解如何通过正则化（如L2正则化）和dropout等技术避免过拟合。</text:p>
      <text:p text:style-name="Standard"><text:s text:c="12"/>学习如何在TensorFlow中处理更复杂的数据集，如图像或文本数据。</text:p>
      <text:p text:style-name="Standard"><text:soft-page-break/><text:s text:c="8"/>推荐资源：</text:p>
      <text:p text:style-name="Standard"><text:s text:c="12"/>TensorFlow官方教程：https://www.tensorflow.org/tutorials/keras/overfit_and_underfit</text:p>
      <text:p text:style-name="Standard"><text:s text:c="12"/>《Python数据科学手册》：学习如何处理、清洗、可视化复杂数据。</text:p>
      <text:p text:style-name="Standard"/>
      <text:p text:style-name="P1">第7-8个月：优化方法与函数分析 + 高级神经网络架构学习</text:p>
      <text:p text:style-name="Standard"/>
      <text:p text:style-name="Standard"><text:s text:c="4"/>高级神经网络架构</text:p>
      <text:p text:style-name="Standard"><text:s text:c="8"/>学习内容：</text:p>
      <text:p text:style-name="Standard"><text:s text:c="12"/>开始学习更复杂的神经网络架构，如卷积神经网络（CNN）和循环神经网络（RNN）。</text:p>
      <text:p text:style-name="Standard"><text:s text:c="12"/>通过实践项目，使用LSTM网络进行时间序列预测（如股票价格预测）。</text:p>
      <text:p text:style-name="Standard"><text:s text:c="8"/>推荐资源：</text:p>
      <text:p text:style-name="Standard"><text:s text:c="12"/>《深度学习》（Goodfellow 等）关于高级网络架构的章节</text:p>
      <text:p text:style-name="Standard"><text:s text:c="12"/>TensorFlow教程中的CNN和RNN部分</text:p>
      <text:p text:style-name="Standard"/>
      <text:p text:style-name="Standard">进阶Python与TensorFlow开发同步建议</text:p>
      <text:p text:style-name="Standard"/>
      <text:p text:style-name="Standard"><text:s text:c="4"/>在每个阶段中，随着数学理解的加深，你可以通过代码实践加深对神经网络的理解。学习如何在TensorFlow中实现神经网络、使用Python进行数据处理将与数学学习相辅相成。</text:p>
      <text:p text:style-name="Standard"><text:s text:c="4"/>同时通过Python课程提升编程能力，特别是在第1-4个月期间，强化对数据处理和机器学习模型实现的能力。</text:p>
      <text:p text:style-name="Standard"/>
      <text:p text:style-name="Standard">计划总结</text:p>
      <text:p text:style-name="Standard"/>
      <text:p text:style-name="Standard"><text:s text:c="4"/>前期：强化Python编程能力，初步了解神经网络结构与数学基础。</text:p>
      <text:p text:style-name="Standard"><text:s text:c="4"/>中期：深入学习优化方法，开始实战TensorFlow，建立实际项目。</text:p>
      <text:p text:style-name="Standard"><text:s text:c="4"/>后期：掌握更高级的网络架构和调优方法，结合数学知识解决复杂的实际问题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8:06:51.874292862</meta:creation-date>
    <dc:date>2024-09-25T18:07:57.275256154</dc:date>
    <meta:editing-duration>PT1M8S</meta:editing-duration>
    <meta:editing-cycles>1</meta:editing-cycles>
    <meta:document-statistic meta:table-count="0" meta:image-count="0" meta:object-count="0" meta:page-count="2" meta:paragraph-count="59" meta:word-count="1035" meta:character-count="2105" meta:non-whitespace-character-count="1593"/>
    <meta:generator>LibreOffice/7.4.7.2$Linux_AARCH64 LibreOffice_project/40$Build-2</meta:generator>
  </office:meta>
</office:document-meta>
</file>